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3" style:family="paragraph" style:parent-style-name="Standard">
      <style:text-properties officeooo:rsid="000b0c15" officeooo:paragraph-rsid="000b0c15"/>
    </style:style>
    <style:style style:name="P4" style:family="paragraph" style:parent-style-name="Standard">
      <style:text-properties officeooo:rsid="000ed385" officeooo:paragraph-rsid="000ed385"/>
    </style:style>
    <style:style style:name="P5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6" style:family="paragraph" style:parent-style-name="Table_20_Contents">
      <style:paragraph-properties fo:text-align="start" style:justify-single-word="false"/>
      <style:text-properties officeooo:rsid="000c2e18" officeooo:paragraph-rsid="000ed385"/>
    </style:style>
    <style:style style:name="P7" style:family="paragraph" style:parent-style-name="Table_20_Contents">
      <style:paragraph-properties fo:text-align="start" style:justify-single-word="false"/>
      <style:text-properties officeooo:rsid="00125cb7" officeooo:paragraph-rsid="00125cb7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officeooo:rsid="000ed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idades de documentos Farmácia:</text:p>
      <text:p text:style-name="P1"/>
      <text:p text:style-name="P4">Abono de família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</text:span><text:span text:style-name="T6">Abono de Família</text:span><text:span text:style-name="T1">.</text:span></text:p>
      <text:p text:style-name="P1"/>
      <text:p text:style-name="P1">Prestações famili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Prestações Familiares.</text:span></text:p>
      <text:p text:style-name="P1"/>
      <text:p text:style-name="P1">IR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1">ADSE/<text:span text:style-name="T9">ADM/SAD/SSMJ</text:span>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7">ADSE/</text:span><text:span text:style-name="T6">ADM/SAD/SSMJ</text:span><text:span text:style-name="T1">.</text:span></text:p>
      <text:p text:style-name="P1"/>
      <text:p text:style-name="P1">Segurança Social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1">Fins Milit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4">Sub23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6">acesso ao passe «sub23@superiortp»</text:span><text:span text:style-name="T1">.</text:span></text:p>
      <text:p text:style-name="P1"/>
      <text:p text:style-name="P1">Bolsas de estudo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1">Fins Profissionai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1">PPRE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2"/>
      <text:p text:style-name="P7"><text:span text:style-name="T1">Seguro Escolar:</text:span></text:p>
      <text:p text:style-name="P7"><text:span text:style-name="T1">Declara-se que o aluno se encontra abrangido pelo seguro escolar, através da apólice n.º XXXXXX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16T16:23:01.494639642</dc:date>
    <meta:editing-duration>PT23M4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41" meta:character-count="1033" meta:non-whitespace-character-count="915"/>
  </office:meta>
</office:document-meta>
</file>